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5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office:value-type="string" calcext:value-type="string">
            <table:cell-range-source table:name="HTML_1" xlink:type="simple" xlink:href="https://news.google.com/covid19/map?hl=pt-BR&amp;mid=%2Fm%2F015fr&amp;gl=BR&amp;ceid=BR%3Apt-419" table:filter-name="calc_HTML_WebQuery" table:filter-options="0 0" table:last-column-spanned="6" table:last-row-spanned="30"/>
            <text:p>Local</text:p>
          </table:table-cell>
          <table:table-cell table:style-name="ce1" office:value-type="string" calcext:value-type="string">
            <text:p>Total de casos</text:p>
          </table:table-cell>
          <table:table-cell table:style-name="ce1" office:value-type="string" calcext:value-type="string">
            <text:p>Novos casos (1 dia*)</text:p>
          </table:table-cell>
          <table:table-cell table:style-name="ce1" office:value-type="string" calcext:value-type="string">
            <text:p>Novos casos (últimos 60 dias)</text:p>
          </table:table-cell>
          <table:table-cell table:style-name="ce1" office:value-type="string" calcext:value-type="string">
            <text:p>Casos a cada um milhão de pessoas</text:p>
          </table:table-cell>
          <table:table-cell table:style-name="ce1" office:value-type="string" calcext:value-type="string">
            <text:p>Mortes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81451630" calcext:value-type="float">
            <text:p>81451630</text:p>
          </table:table-cell>
          <table:table-cell office:value-type="string" calcext:value-type="string">
            <text:p>Não há dados</text:p>
          </table:table-cell>
          <table:table-cell/>
          <table:table-cell office:value-type="float" office:value="10475" calcext:value-type="float">
            <text:p>10475</text:p>
          </table:table-cell>
          <table:table-cell office:value-type="float" office:value="1778064" calcext:value-type="float">
            <text:p>1778064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7504833" calcext:value-type="float">
            <text:p>7504833</text:p>
          </table:table-cell>
          <table:table-cell office:value-type="float" office:value="20548" calcext:value-type="float">
            <text:p>20548</text:p>
          </table:table-cell>
          <table:table-cell/>
          <table:table-cell office:value-type="float" office:value="35511" calcext:value-type="float">
            <text:p>35511</text:p>
          </table:table-cell>
          <table:table-cell office:value-type="float" office:value="191570" calcext:value-type="float">
            <text:p>19157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27752" calcext:value-type="float">
            <text:p>1427752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float" office:value="32423" calcext:value-type="float">
            <text:p>32423</text:p>
          </table:table-cell>
          <table:table-cell office:value-type="float" office:value="45902" calcext:value-type="float">
            <text:p>45902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524658" calcext:value-type="float">
            <text:p>524658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25140" calcext:value-type="float">
            <text:p>25140</text:p>
          </table:table-cell>
          <table:table-cell office:value-type="float" office:value="11605" calcext:value-type="float">
            <text:p>11605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484485" calcext:value-type="float">
            <text:p>484485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float" office:value="32028" calcext:value-type="float">
            <text:p>32028</text:p>
          </table:table-cell>
          <table:table-cell office:value-type="float" office:value="9041" calcext:value-type="float">
            <text:p>9041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482129" calcext:value-type="float">
            <text:p>48212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67291" calcext:value-type="float">
            <text:p>67291</text:p>
          </table:table-cell>
          <table:table-cell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432241" calcext:value-type="float">
            <text:p>432241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float" office:value="38297" calcext:value-type="float">
            <text:p>38297</text:p>
          </table:table-cell>
          <table:table-cell office:value-type="float" office:value="8536" calcext:value-type="float">
            <text:p>8536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21674" calcext:value-type="float">
            <text:p>421674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5616" calcext:value-type="float">
            <text:p>25616</text:p>
          </table:table-cell>
          <table:table-cell office:value-type="float" office:value="24942" calcext:value-type="float">
            <text:p>24942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04695" calcext:value-type="float">
            <text:p>404695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float" office:value="36519" calcext:value-type="float">
            <text:p>36519</text:p>
          </table:table-cell>
          <table:table-cell office:value-type="float" office:value="7733" calcext:value-type="float">
            <text:p>7733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328620" calcext:value-type="float">
            <text:p>328620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37162" calcext:value-type="float">
            <text:p>37162</text:p>
          </table:table-cell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305114" calcext:value-type="float">
            <text:p>305114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float" office:value="46774" calcext:value-type="float">
            <text:p>46774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90821" calcext:value-type="float">
            <text:p>29082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36020" calcext:value-type="float">
            <text:p>36020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249736" calcext:value-type="float">
            <text:p>249736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float" office:value="97167" calcext:value-type="float">
            <text:p>97167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241273" calcext:value-type="float">
            <text:p>241273</text:p>
          </table:table-cell>
          <table:table-cell office:value-type="float" office:value="2241" calcext:value-type="float">
            <text:p>2241</text:p>
          </table:table-cell>
          <table:table-cell/>
          <table:table-cell office:value-type="float" office:value="62103" calcext:value-type="float">
            <text:p>62103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15994" calcext:value-type="float">
            <text:p>215994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3281" calcext:value-type="float">
            <text:p>23281</text:p>
          </table:table-cell>
          <table:table-cell office:value-type="float" office:value="9588" calcext:value-type="float">
            <text:p>9588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200220" calcext:value-type="float">
            <text:p>20022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9225" calcext:value-type="float">
            <text:p>29225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196754" calcext:value-type="float">
            <text:p>1967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50792" calcext:value-type="float">
            <text:p>50792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76362" calcext:value-type="float">
            <text:p>176362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54697" calcext:value-type="float">
            <text:p>54697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63993" calcext:value-type="float">
            <text:p>163993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41582" calcext:value-type="float">
            <text:p>41582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140496" calcext:value-type="float">
            <text:p>140496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43978" calcext:value-type="float">
            <text:p>43978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29484" calcext:value-type="float">
            <text:p>12948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49428" calcext:value-type="float">
            <text:p>49428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14799" calcext:value-type="float">
            <text:p>1147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3680" calcext:value-type="float">
            <text:p>33680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10001" calcext:value-type="float">
            <text:p>110001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49560" calcext:value-type="float">
            <text:p>4956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03748" calcext:value-type="float">
            <text:p>103748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1233" calcext:value-type="float">
            <text:p>31233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667" calcext:value-type="float">
            <text:p>93667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53569" calcext:value-type="float">
            <text:p>53569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89410" calcext:value-type="float">
            <text:p>894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59731" calcext:value-type="float">
            <text:p>59731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68295" calcext:value-type="float">
            <text:p>6829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7432" calcext:value-type="float">
            <text:p>13743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67149" calcext:value-type="float">
            <text:p>67149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89413" calcext:value-type="float">
            <text:p>8941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41010" calcext:value-type="float">
            <text:p>4101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51905" calcext:value-type="float">
            <text:p>51905</text:p>
          </table:table-cell>
          <table:table-cell office:value-type="float" office:value="789" calcext:value-type="float">
            <text:p>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4:35:58.459945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22:11.831650951</meta:creation-date>
    <meta:generator>LibreOffice/6.4.6.2$Linux_X86_64 LibreOffice_project/40$Build-2</meta:generator>
    <dc:date>2020-12-29T14:37:55.888092411</dc:date>
    <meta:editing-duration>PT2M44S</meta:editing-duration>
    <meta:editing-cycles>3</meta:editing-cycles>
    <meta:document-statistic meta:table-count="1" meta:cell-count="151" meta:object-count="0"/>
  </office:meta>
</office:document-meta>
</file>